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5ea5" officeooo:paragraph-rsid="000c5ea5"/>
    </style:style>
    <style:style style:name="P2" style:family="paragraph" style:parent-style-name="Standard">
      <style:text-properties officeooo:rsid="000d1648" officeooo:paragraph-rsid="000d1648"/>
    </style:style>
    <style:style style:name="P3" style:family="paragraph" style:parent-style-name="Standard" style:list-style-name="L1">
      <style:text-properties officeooo:rsid="000e6e14" officeooo:paragraph-rsid="000e6e14"/>
    </style:style>
    <style:style style:name="P4" style:family="paragraph" style:parent-style-name="Standard" style:list-style-name="L1">
      <style:text-properties officeooo:rsid="001355bc" officeooo:paragraph-rsid="001355bc"/>
    </style:style>
    <style:style style:name="P5" style:family="paragraph" style:parent-style-name="Standard" style:list-style-name="L1">
      <style:text-properties officeooo:rsid="00147252" officeooo:paragraph-rsid="00147252"/>
    </style:style>
    <style:style style:name="P6" style:family="paragraph" style:parent-style-name="Standard" style:list-style-name="L1">
      <style:text-properties officeooo:rsid="0019786a" officeooo:paragraph-rsid="0019786a"/>
    </style:style>
    <style:style style:name="P7" style:family="paragraph" style:parent-style-name="Standard" style:list-style-name="L1">
      <style:text-properties officeooo:rsid="001a2800" officeooo:paragraph-rsid="001a2800"/>
    </style:style>
    <style:style style:name="P8" style:family="paragraph" style:parent-style-name="Header">
      <style:text-properties officeooo:rsid="000c0ed4" officeooo:paragraph-rsid="000c0ed4"/>
    </style:style>
    <style:style style:name="T1" style:family="text">
      <style:text-properties officeooo:rsid="0015a22f"/>
    </style:style>
    <style:style style:name="T2" style:family="text">
      <style:text-properties officeooo:rsid="0015a986"/>
    </style:style>
    <style:style style:name="T3" style:family="text">
      <style:text-properties officeooo:rsid="00185556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</text:p>
      <text:p text:style-name="P1"/>
      <text:list xml:id="list592431887478376856" text:style-name="L1">
        <text:list-item>
          <text:p text:style-name="P3">False</text:p>
        </text:list-item>
        <text:list-item>
          <text:p text:style-name="P4">True ** <text:span text:style-name="T3">may want to check later</text:span></text:p>
        </text:list-item>
        <text:list-item>
          <text:p text:style-name="P5">False</text:p>
        </text:list-item>
        <text:list-item>
          <text:p text:style-name="P5"><text:s/><text:span text:style-name="T1">False</text:span></text:p>
        </text:list-item>
        <text:list-item>
          <text:p text:style-name="P6">True</text:p>
        </text:list-item>
        <text:list-item>
          <text:p text:style-name="P7">Fal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0ed4" officeooo:paragraph-rsid="000c0e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dterm 2016 CMPE-240<text:tab/><text:tab/>V. Margot Paez</text:p>
        <text:p text:style-name="MP1">February 12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36:47.032262396</meta:creation-date>
    <meta:generator>LibreOffice/5.0.4.2$Linux_X86_64 LibreOffice_project/00m0$Build-2</meta:generator>
    <dc:date>2016-02-11T17:38:20.348685102</dc:date>
    <meta:editing-duration>PT3H1M26S</meta:editing-duration>
    <meta:editing-cycles>15</meta:editing-cycles>
    <meta:document-statistic meta:table-count="0" meta:image-count="0" meta:object-count="0" meta:page-count="1" meta:paragraph-count="9" meta:word-count="29" meta:character-count="137" meta:non-whitespace-character-count="121"/>
  </office:meta>
</office:document-meta>
</file>